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1498d9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>
      <style:paragraph-properties fo:margin-top="0in" fo:margin-bottom="0in" style:contextual-spacing="false"/>
    </style:style>
    <style:style style:name="P13" style:family="paragraph" style:parent-style-name="Text_20_body" style:list-style-name="L5">
      <style:text-properties officeooo:rsid="00162181" officeooo:paragraph-rsid="00162181"/>
    </style:style>
    <style:style style:name="P14" style:family="paragraph" style:parent-style-name="Text_20_body">
      <style:text-properties officeooo:paragraph-rsid="001498d9"/>
    </style:style>
    <style:style style:name="T1" style:family="text">
      <style:text-properties officeooo:rsid="001498d9"/>
    </style:style>
    <style:style style:name="T2" style:family="text">
      <style:text-properties officeooo:rsid="00162181"/>
    </style:style>
    <style:style style:name="T3" style:family="text">
      <style:text-properties officeooo:rsid="001756e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KELVIN HOLLALI QUARSHIE</text:span></text:p>
      <text:p text:style-name="P1"><text:s/><text:span text:style-name="T1">Dheztiykartel@gmail.com</text:span></text:p>
      <text:p text:style-name="P1"><text:s/><text:span text:style-name="T1">0243658631 / 0505306932</text:span> </text:p>
      <text:p text:style-name="P1">http://linkedin.com/in/kelvin-quarshie-18600b225</text:p>
      <text:p text:style-name="Text_20_body"><text:span text:style-name="Strong_20_Emphasis">Objective:</text:span> Software Engineer with expertise in PHP, JavaScript, Golang, and Google Cloud Computing, seeking challenging opportunities to leverage my skills in developing robust and scalable web applications, while contributing to a dynamic and innovative team.</text:p>
      <text:p text:style-name="Text_20_body"><text:span text:style-name="Strong_20_Emphasis">Summary:</text:span></text:p>
      <text:list text:style-name="L1">
        <text:list-item>
          <text:p text:style-name="P3">Over [X years] of experience as a Software Engineer.</text:p>
        </text:list-item>
        <text:list-item>
          <text:p text:style-name="P3">Proficient in PHP, JavaScript, and Golang, with a strong understanding of software development principles.</text:p>
        </text:list-item>
        <text:list-item>
          <text:p text:style-name="P3">Experienced in designing, developing, and maintaining web applications, APIs, and microservices.</text:p>
        </text:list-item>
        <text:list-item>
          <text:p text:style-name="P3">Skilled in Google Cloud Platform services for cloud computing, including Google App Engine, Google Kubernetes Engine, and Google Cloud Functions.</text:p>
        </text:list-item>
        <text:list-item>
          <text:p text:style-name="P3">Familiar with Linux command line for server administration and troubleshooting.</text:p>
        </text:list-item>
        <text:list-item>
          <text:p text:style-name="P2">Proven ability to collaborate effectively in cross-functional teams, delivering high-quality software on time and within budget.</text:p>
        </text:list-item>
      </text:list>
      <text:p text:style-name="Text_20_body"><text:span text:style-name="Strong_20_Emphasis">Professional Experience:</text:span></text:p>
      <text:p text:style-name="Text_20_body"><text:span text:style-name="Emphasis">Software Engineer | </text:span><text:span text:style-name="Emphasis"><text:span text:style-name="T3">Freelance</text:span></text:span><text:span text:style-name="Emphasis"> | </text:span><text:span text:style-name="Emphasis"><text:span text:style-name="T3">Accra</text:span></text:span><text:span text:style-name="Emphasis">, </text:span><text:span text:style-name="Emphasis"><text:span text:style-name="T3">Ghana</text:span></text:span><text:span text:style-name="Emphasis"> | </text:span><text:span text:style-name="Emphasis"><text:span text:style-name="T3">April 2022</text:span></text:span><text:span text:style-name="Emphasis"> - Present]</text:span></text:p>
      <text:list text:style-name="L2">
        <text:list-item>
          <text:p text:style-name="P5">Developed and maintained web applications using PHP and JavaScript, delivering responsive and user-friendly interfaces.</text:p>
        </text:list-item>
        <text:list-item>
          <text:p text:style-name="P5">Designed and implemented RESTful APIs to enable seamless data communication between frontend and backend systems.</text:p>
        </text:list-item>
        <text:list-item>
          <text:p text:style-name="P5">Utilized Golang to build microservices for improved scalability and performance.</text:p>
        </text:list-item>
        <text:list-item>
          <text:p text:style-name="P5">Integrated third-party APIs and services to enhance application functionality.</text:p>
        </text:list-item>
        <text:list-item>
          <text:p text:style-name="P5">Deployed applications on Google Cloud Platform, optimizing resource utilization and ensuring high availability.</text:p>
        </text:list-item>
        <text:list-item>
          <text:p text:style-name="P5">Collaborated with DevOps teams to automate deployment pipelines and streamline release processes.</text:p>
        </text:list-item>
        <text:list-item>
          <text:p text:style-name="P5">Conducted code reviews and provided mentorship to junior developers to maintain code quality.</text:p>
        </text:list-item>
        <text:list-item>
          <text:p text:style-name="P4">Troubleshot and resolved software defects and performance bottlenecks.</text:p>
        </text:list-item>
      </text:list>
      <text:p text:style-name="Text_20_body"><text:span text:style-name="Emphasis">Junior Software Engineer | [Company Name] | [City, State] | [Month Year - Month Year]</text:span></text:p>
      <text:list text:style-name="L3">
        <text:list-item>
          <text:p text:style-name="P7">Assisted in the development of web applications, gaining hands-on experience in PHP and JavaScript.</text:p>
        </text:list-item>
        <text:list-item>
          <text:p text:style-name="P7">Worked closely with senior engineers to design and implement new features.</text:p>
        </text:list-item>
        <text:list-item>
          <text:p text:style-name="P7">Participated in code reviews and contributed to improving coding standards.</text:p>
        </text:list-item>
        <text:list-item>
          <text:p text:style-name="P6">Assisted in the maintenance and support of legacy systems.</text:p>
        </text:list-item>
      </text:list>
      <text:p text:style-name="Text_20_body"><text:soft-page-break/><text:span text:style-name="Strong_20_Emphasis">Education:</text:span></text:p>
      <text:p text:style-name="Text_20_body"><text:span text:style-name="Emphasis"><text:span text:style-name="T1">Diploma in Software Egineering</text:span></text:span><text:span text:style-name="Emphasis">| </text:span><text:span text:style-name="Emphasis"><text:span text:style-name="T1">IPMC</text:span></text:span><text:span text:style-name="Emphasis">| </text:span><text:span text:style-name="Emphasis"><text:span text:style-name="T1">North Legon</text:span></text:span><text:span text:style-name="Emphasis">, </text:span><text:span text:style-name="Emphasis"><text:span text:style-name="T1">Accra</text:span></text:span><text:span text:style-name="Emphasis">] | </text:span><text:span text:style-name="Emphasis"><text:span text:style-name="T1">February</text:span></text:span><text:span text:style-name="Emphasis"> </text:span><text:span text:style-name="Emphasis"><text:span text:style-name="T1">2021</text:span></text:span><text:span text:style-name="Emphasis"> - ]</text:span></text:p>
      <text:list text:style-name="L4">
        <text:list-item>
          <text:p text:style-name="P8">Relevant Coursework: Data Structures, Algorithms, Web Development, Software Engineering Principles.</text:p>
        </text:list-item>
      </text:list>
      <text:p text:style-name="Text_20_body"><text:span text:style-name="Strong_20_Emphasis">Certifications:</text:span></text:p>
      <text:list text:style-name="L5">
        <text:list-item>
          <text:p text:style-name="P9">Google Cloud Professional Cloud Developer</text:p>
        </text:list-item>
        <text:list-item>
          <text:p text:style-name="P13">Professional Diploma in Software Engineering</text:p>
        </text:list-item>
      </text:list>
      <text:p text:style-name="Text_20_body"><text:span text:style-name="Strong_20_Emphasis">Skills:</text:span></text:p>
      <text:list text:style-name="L6">
        <text:list-item>
          <text:p text:style-name="P11">Programming Languages: PHP, JavaScript, Golang.</text:p>
        </text:list-item>
        <text:list-item>
          <text:p text:style-name="P11">Web Development: HTML, CSS, RESTful APIs.</text:p>
        </text:list-item>
        <text:list-item>
          <text:p text:style-name="P11">Cloud Computing: Google Cloud Platform (Google App Engine, Google Kubernetes Engine, Google Cloud Functions).</text:p>
        </text:list-item>
        <text:list-item>
          <text:p text:style-name="P11">Database Management: MySQL, PostgreSQL, MongoDB.</text:p>
        </text:list-item>
        <text:list-item>
          <text:p text:style-name="P11">Version Control: Git.</text:p>
        </text:list-item>
        <text:list-item>
          <text:p text:style-name="P10">Operating Systems: Linux (Command Line). <text:span text:style-name="T2">| Windows</text:span></text:p>
        </text:list-item>
      </text:list>
      <text:p text:style-name="Text_20_body"><text:span text:style-name="Strong_20_Emphasis">Projects:</text:span></text:p>
      <text:p text:style-name="Text_20_body"><text:span text:style-name="Strong_20_Emphasis">Languages:</text:span></text:p>
      <text:list text:style-name="L7">
        <text:list-item>
          <text:p text:style-name="P12">Fluent in English (written and spoken).</text:p>
        </text:list-item>
      </text:list>
      <text:p text:style-name="Text_20_body"><text:span text:style-name="Strong_20_Emphasis">References: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9:09:29.907632621</meta:creation-date>
    <dc:date>2023-09-12T08:17:32.395565344</dc:date>
    <meta:editing-duration>PT45M53S</meta:editing-duration>
    <meta:editing-cycles>4</meta:editing-cycles>
    <meta:generator>LibreOffice/7.5.6.2$Linux_X86_64 LibreOffice_project/50$Build-2</meta:generator>
    <meta:document-statistic meta:table-count="0" meta:image-count="0" meta:object-count="0" meta:page-count="2" meta:paragraph-count="44" meta:word-count="404" meta:character-count="2944" meta:non-whitespace-character-count="2609"/>
  </office:meta>
</office:document-meta>
</file>